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073cm"/>
    </style:style>
    <style:style style:name="co10" style:family="table-column">
      <style:table-column-properties fo:break-before="auto" style:column-width="2.016cm"/>
    </style:style>
    <style:style style:name="co11" style:family="table-column">
      <style:table-column-properties fo:break-before="auto" style:column-width="2.325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1.931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1.764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2.4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5" table:default-cell-style-name="ce2"/>
        <table:table-column table:style-name="co7" table:number-columns-repeated="46" table:default-cell-style-name="ce2"/>
        <table:table-column table:style-name="co7" table:number-columns-repeated="96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017cm" svg:height="1.005cm" svg:x="36.18cm" svg:y="0.053cm" draw:caption-point-x="16.109cm" draw:caption-point-y="-0.043cm">
              <dc:date>2020-11-16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number-columns-repeated="1006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543cm" svg:height="1.137cm" svg:x="21.707cm" svg:y="0.132cm" draw:caption-point-x="16.418cm" draw:caption-point-y="0.274cm">
              <dc:date>2020-11-16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075cm" svg:height="1.031cm" svg:x="24.651cm" svg:y="0.132cm" draw:caption-point-x="15.938cm" draw:caption-point-y="0.274cm">
              <dc:date>2020-11-16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081cm" svg:height="0.74cm" svg:x="26.587cm" svg:y="0.132cm" draw:caption-point-x="15.933cm" draw:caption-point-y="0.274cm">
              <dc:date>2020-11-16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93cm" svg:height="0.634cm" svg:x="34.376cm" svg:y="0.132cm" draw:caption-point-x="16.205cm" draw:caption-point-y="0.274cm">
              <dc:date>2020-11-16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number-columns-repeated="1006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471cm" svg:height="1.694cm" svg:x="9.415cm" svg:y="0.528cm" draw:caption-point-x="16.5cm" draw:caption-point-y="0.275cm">
              <dc:date>2020-11-16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2cm" svg:height="1.403cm" svg:x="11.611cm" svg:y="0.528cm" draw:caption-point-x="16.573cm" draw:caption-point-y="0.275cm">
              <dc:date>2020-11-16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7.648cm" svg:height="1.826cm" svg:x="13.689cm" svg:y="0.528cm" draw:caption-point-x="16.287cm" draw:caption-point-y="0.275cm">
              <dc:date>2020-11-16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7.648cm" svg:height="1.403cm" svg:x="15.383cm" svg:y="0.528cm" draw:caption-point-x="16.328cm" draw:caption-point-y="0.275cm">
              <dc:date>2020-11-16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8.21cm" svg:height="1.085cm" svg:x="17.394cm" svg:y="0.528cm" draw:caption-point-x="16.39cm" draw:caption-point-y="0.275cm">
              <dc:date>2020-11-16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i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319cm" svg:height="2.144cm" svg:x="19.405cm" svg:y="0.528cm" draw:caption-point-x="16.395cm" draw:caption-point-y="0.275cm">
              <dc:date>2020-11-16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66cm" svg:height="1.403cm" svg:x="28.961cm" svg:y="0.528cm" draw:caption-point-x="15.854cm" draw:caption-point-y="0.275cm">
              <dc:date>2020-11-16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46cm" svg:height="0.635cm" svg:x="30.277cm" svg:y="0.528cm" draw:caption-point-x="16.246cm" draw:caption-point-y="0.275cm">
              <dc:date>2020-11-16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137cm" svg:height="1.403cm" svg:x="32.568cm" svg:y="0.528cm" draw:caption-point-x="16.249cm" draw:caption-point-y="0.275cm">
              <dc:date>2020-11-16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number-columns-repeated="1006"/>
        </table:table-row>
        <table:table-row table:style-name="ro3">
          <table:table-cell office:value-type="float" office:value="4435" calcext:value-type="float">
            <text:p>4435</text:p>
          </table:table-cell>
          <table:table-cell office:value-type="string" calcext:value-type="string">
            <text:p>ALEXANDRE AFFONSO CASTILH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GUARULHOS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5" table:style-name="ce5" office:value-type="float" office:value="0" calcext:value-type="float">
            <text:p><text:s/>- </text:p>
          </table:table-cell>
          <table:table-cell table:style-name="ce5" office:value-type="float" office:value="5614.87" calcext:value-type="float">
            <text:p><text:s/>5.614,87 </text:p>
          </table:table-cell>
          <table:table-cell table:style-name="ce5" office:value-type="float" office:value="960" calcext:value-type="float">
            <text:p><text:s/>960,00 </text:p>
          </table:table-cell>
          <table:table-cell table:style-name="ce5" office:value-type="float" office:value="40263.97" calcext:value-type="float">
            <text:p><text:s/>40.263,97 </text:p>
          </table:table-cell>
          <table:table-cell table:style-name="ce5" office:value-type="float" office:value="5197.77" calcext:value-type="float">
            <text:p><text:s/>5.197,77 </text:p>
          </table:table-cell>
          <table:table-cell table:style-name="ce5" office:value-type="float" office:value="8509.84" calcext:value-type="float">
            <text:p><text:s/>8.509,84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13707.61" calcext:value-type="float">
            <text:p><text:s/>13.707,61 </text:p>
          </table:table-cell>
          <table:table-cell table:style-name="ce5" office:value-type="float" office:value="26556.36" calcext:value-type="float">
            <text:p><text:s/>26.556,36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12/11/202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2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5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loext:min-decimal-places="2" number:min-integer-digits="1" number:grouping="true"/>
      <number:text> </number:text>
    </number:number-style>
    <number:number-style style:name="N12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R$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08:38:20.1986950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7:57:31.637000000</meta:creation-date>
    <dc:date>2021-02-04T08:39:07.496811800</dc:date>
    <meta:editing-duration>PT1M34S</meta:editing-duration>
    <meta:editing-cycles>2</meta:editing-cycles>
    <meta:generator>LibreOffice/6.4.4.2$Linux_X86_64 LibreOffice_project/40$Build-2</meta:generator>
    <meta:document-statistic meta:table-count="1" meta:cell-count="56" meta:object-count="0"/>
  </office:meta>
</office:document-meta>
</file>